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Handler.doLISTOVERVIEWFM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NTPHandler.processMessage( MailHeaders headers , InputStream body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NTPHandler.doLAST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NTPHandler.doLIST( String argum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NNTPHandler.doAUTHINFO( String argu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NNTPHandler.parseCommand( String commandRaw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6">
            <text:p text:style-name="Table_20_Contents">6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NTPHandler.setProtocolHandlerHelper( ProtocolHandlerHelper ph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.getRange( String r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NTPHandler.isMessageId( String test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NTPHandler.doNEWGROUPS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NTPHandler.res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NTPHandler.getDateFrom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NNTPHandler.processMessageHeaders( Mail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.doHDR( String argu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NNTPHandler.doSLAVE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.setConfigurationData( Object th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NTPHandler.doBODY( String para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NNTPHandler.doLISTGROUP( String group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NTPHandler.doNEXT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NTPHandler.doXHDR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.createArti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NTPHandler.doIHAVE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NTPHandler.doHELP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Handler.doLIS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NTPHandler.doNEWNEWS( String arg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NTPHandler.handleProtoc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NTPHandler.isAuthenticat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NTPHandler.doOVER( String r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NTPHandler.doMODEREADER(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Handler.doHEAD( String para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NNTPHandler.doSTAT( String para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NTPHandler.doQUIT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.doXOVER( String 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.errorHandler( RuntimeException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NTPHandler.doPOST(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NTPHandler.isAuthorized( String comma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NTPHandler.doUnknownCommand( String command ,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NTPHandler.doDATE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Handler.doGROUP( String grou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NTPHandler.doPAT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.doMODESTREAM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.doARTICLE( String para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